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arial" svg:font-family="arial, sans-serif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FreeMono"/>
    </style:style>
    <style:style style:name="P9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P11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2" style:family="paragraph" style:parent-style-name="Text_20_body">
      <style:text-properties style:font-name="Liberation Serif" fo:font-size="12pt" officeooo:rsid="002130bf" officeooo:paragraph-rsid="002130bf"/>
    </style:style>
    <style:style style:name="P13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4" style:family="paragraph" style:parent-style-name="Text_20_body">
      <style:text-properties style:font-name="FreeMono"/>
    </style:style>
    <style:style style:name="P15" style:family="paragraph" style:parent-style-name="Text_20_body">
      <style:text-properties style:font-name="FreeMono" fo:font-size="12pt" style:font-size-asian="12pt" style:font-size-complex="12pt"/>
    </style:style>
    <style:style style:name="P16" style:family="paragraph" style:parent-style-name="Text_20_body">
      <style:text-properties style:font-name="FreeMono" fo:font-size="12pt" officeooo:rsid="0008fe7b" officeooo:paragraph-rsid="001fa7a4" style:font-size-asian="12pt" style:font-size-complex="12pt"/>
    </style:style>
    <style:style style:name="P17" style:family="paragraph" style:parent-style-name="Text_20_body">
      <style:text-properties style:font-name="FreeMono" fo:font-size="12pt" officeooo:paragraph-rsid="000aab54"/>
    </style:style>
    <style:style style:name="P18" style:family="paragraph" style:parent-style-name="Text_20_body">
      <style:text-properties style:font-name="FreeMono" officeooo:paragraph-rsid="00115842"/>
    </style:style>
    <style:style style:name="P19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0" style:family="paragraph" style:parent-style-name="Text_20_body">
      <style:text-properties style:font-name="FreeMono" fo:font-weight="bold" style:font-weight-asian="bold" style:font-weight-complex="bold"/>
    </style:style>
    <style:style style:name="P21" style:family="paragraph" style:parent-style-name="Text_20_body">
      <style:text-properties style:font-name="FreeMono" officeooo:paragraph-rsid="003414d2"/>
    </style:style>
    <style:style style:name="P22" style:family="paragraph" style:parent-style-name="Text_20_body">
      <style:text-properties style:font-name="FreeMono" officeooo:rsid="003463d1" officeooo:paragraph-rsid="003463d1"/>
    </style:style>
    <style:style style:name="P23" style:family="paragraph" style:parent-style-name="Text_20_body">
      <style:text-properties style:font-name="FreeMono" officeooo:rsid="00379b83" officeooo:paragraph-rsid="00379b83"/>
    </style:style>
    <style:style style:name="P24" style:family="paragraph" style:parent-style-name="Text_20_body">
      <style:text-properties officeooo:paragraph-rsid="0008fe7b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27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28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29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2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3" style:family="paragraph" style:parent-style-name="Text_20_body">
      <style:text-properties officeooo:paragraph-rsid="0012f1e8"/>
    </style:style>
    <style:style style:name="P34" style:family="paragraph" style:parent-style-name="Text_20_body">
      <style:text-properties officeooo:paragraph-rsid="00115842"/>
    </style:style>
    <style:style style:name="P35" style:family="paragraph" style:parent-style-name="Text_20_body">
      <style:text-properties officeooo:paragraph-rsid="0014a33a"/>
    </style:style>
    <style:style style:name="P36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0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1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2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43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46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47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48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49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0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1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2" style:family="paragraph" style:parent-style-name="Preformatted_20_Text">
      <style:text-properties style:font-name="FreeMono" fo:font-size="12pt" style:font-size-asian="12pt" style:font-size-complex="12pt"/>
    </style:style>
    <style:style style:name="P53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54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55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56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57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58" style:family="paragraph" style:parent-style-name="Preformatted_20_Text">
      <style:text-properties style:font-name="FreeMono" officeooo:rsid="002bded6" officeooo:paragraph-rsid="003b4195"/>
    </style:style>
    <style:style style:name="P59" style:family="paragraph" style:parent-style-name="Preformatted_20_Text">
      <style:text-properties officeooo:rsid="000b3064" officeooo:paragraph-rsid="00236538"/>
    </style:style>
    <style:style style:name="P60" style:family="paragraph" style:parent-style-name="Preformatted_20_Text">
      <style:text-properties officeooo:rsid="000b3064" officeooo:paragraph-rsid="002cf2b5"/>
    </style:style>
    <style:style style:name="P61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62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63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64" style:family="paragraph" style:parent-style-name="Preformatted_20_Text">
      <style:paragraph-properties fo:margin-left="0in" fo:margin-right="0.2917in" fo:margin-top="0in" fo:margin-bottom="0in" style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65" style:family="paragraph" style:parent-style-name="Standard" style:list-style-name="L1"/>
    <style:style style:name="P66" style:family="paragraph" style:parent-style-name="Text_20_body">
      <style:text-properties officeooo:rsid="00323ac9" officeooo:paragraph-rsid="003d33d5"/>
    </style:style>
    <style:style style:name="P67" style:family="paragraph" style:parent-style-name="Text_20_body">
      <style:text-properties officeooo:rsid="003d33d5" officeooo:paragraph-rsid="003d33d5"/>
    </style:style>
    <style:style style:name="P68" style:family="paragraph" style:parent-style-name="Heading_20_3">
      <style:text-properties fo:font-weight="bold" officeooo:paragraph-rsid="0015fa4b" style:font-weight-asian="bold" style:font-weight-complex="bold"/>
    </style:style>
    <style:style style:name="P69" style:family="paragraph" style:parent-style-name="Heading_20_3">
      <style:text-properties officeooo:rsid="000b3064" officeooo:paragraph-rsid="00236538"/>
    </style:style>
    <style:style style:name="P70" style:family="paragraph" style:parent-style-name="Heading_20_3">
      <style:text-properties officeooo:rsid="00323ac9" officeooo:paragraph-rsid="003d33d5"/>
    </style:style>
    <style:style style:name="P71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style:font-size-asian="12pt" style:font-size-complex="12pt"/>
    </style:style>
    <style:style style:name="T5" style:family="text">
      <style:text-properties fo:font-variant="normal" fo:text-transform="none" fo:color="#444444" style:font-name="Monaco" fo:font-size="10.5pt" fo:letter-spacing="normal" fo:font-style="normal" officeooo:rsid="000aab54" style:font-size-asian="12pt" style:font-size-complex="12pt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fo:padding="0in" fo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fo:padding="0in" fo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fo:padding="0in" fo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1"/>
      <text:p text:style-name="P6">FleetTLCApp@gmail.com</text:p>
      <text:p text:style-name="P3">Cowboys12$</text:p>
      <text:p text:style-name="P3"/>
      <text:h text:style-name="Heading_20_2" text:outline-level="2">JASON</text:h>
      <text:p text:style-name="P2">Jason@cartlc.com</text:p>
      <text:p text:style-name="P2"><text:bookmark-start text:name="__DdeLink__1381_738102038"/><text:bookmark-start text:name="__DdeLink__1383_738102038"/>Cowboys12$<text:bookmark-end text:name="__DdeLink__1381_738102038"/><text:bookmark-end text:name="__DdeLink__1383_738102038"/></text:p>
      <text:p text:style-name="P2"/>
      <text:p text:style-name="P5">Jason Knupp</text:p>
      <text:p text:style-name="P7">1212 South State Street</text:p>
      <text:p text:style-name="P7">Chicago IL 60605</text:p>
      <text:p text:style-name="P7"/>
      <text:p text:style-name="P4">MasterCard</text:p>
      <text:p text:style-name="P4"/>
      <text:p text:style-name="P4">5582 5086 4561 2836</text:p>
      <text:p text:style-name="P4">Ex: 03/19</text:p>
      <text:p text:style-name="P4">Cvc: 861</text:p>
      <text:p text:style-name="P4"/>
      <text:h text:style-name="Heading_20_2" text:outline-level="2">AWS Amazon Services:</text:h>
      <text:p text:style-name="P10"/>
      <text:p text:style-name="P10">FleetTLCApp@gmail.com</text:p>
      <text:p text:style-name="P10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><text:span text:style-name="T9">i-0e663e1ced7ef4953</text:span></text:a><text:span text:style-name="T2"> </text:span></text:p>
      <text:p text:style-name="P24"><text:span text:style-name="T1">Machine: </text:span><text:span text:style-name="T3">ec2-52-14-227-141.us-east-2.compute.amazonaws.com</text:span></text:p>
      <text:p text:style-name="P15"><text:span text:style-name="T16">cp </text:span>FleetTLC.pem to ~/.ssh</text:p>
      <text:p text:style-name="P16">chmod 444 ~/.ssh/FleetTLC.pem</text:p>
      <text:p text:style-name="P17"/>
      <text:h text:style-name="Heading_20_2" text:outline-level="2">UBUNTU SERVER:</text:h>
      <text:h text:style-name="P68" text:outline-level="3"><text:span text:style-name="T5">W</text:span><text:span text:style-name="T4">hat I did to set up the environment</text:span></text:h>
      <text:p text:style-name="Text_20_body"/>
      <text:p text:style-name="P32">ssh -i ~/.ssh/FleetTLC.pem ubuntu@ec2-13-58-198-91.us-east-2.compute.amazonaws.com</text:p>
      <text:p text:style-name="P27">sudo apt-get update</text:p>
      <text:p text:style-name="P27">sudo apt-get install default-jdk</text:p>
      <text:p text:style-name="P27">sudo apt-get install mysql-server</text:p>
      <text:p text:style-name="P44"><text:soft-page-break/>MySql Admin Root Password: <text:span text:style-name="T15">cowboy</text:span></text:p>
      <text:p text:style-name="P37">sudo mysql_secure_installation</text:p>
      <text:p text:style-name="P37">sudo apt-get install apache2</text:p>
      <text:p text:style-name="P38"><text:span text:style-name="T10">Used this value to add this line “ServerName </text:span><text:span text:style-name="T11">13.58.198.91</text:span><text:span text:style-name="T10">” to the bottom:</text:span></text:p>
      <text:p text:style-name="P18">sudo vi /etc/apache2/apache2.conf</text:p>
      <text:p text:style-name="P18">sudo systemctl restart apache2</text:p>
      <text:p text:style-name="P18">sudo ufw allow in "Apache Full"</text:p>
      <text:p text:style-name="P34"/>
      <text:h text:style-name="Heading_20_3" text:outline-level="3">PHP MyAdmin</text:h>
      <text:p text:style-name="P28">sudo apt-get install phpmyadmin php-mbstring php-gettext</text:p>
      <text:p text:style-name="P28">sudo phpenmod mcrypt</text:p>
      <text:p text:style-name="P28">sudo phpenmod mbstring</text:p>
      <text:p text:style-name="P29">Login: root/cartlc<text:tab/></text:p>
      <text:p text:style-name="P30">Super hard to set this password had to do this:</text:p>
      <text:p text:style-name="P46">cd /var/run </text:p>
      <text:p text:style-name="P46">sudo cp -rp mysqld mysqld.bak </text:p>
      <text:p text:style-name="P46">sudo service mysql stop </text:p>
      <text:p text:style-name="P46">sudo mv mysqld.bak mysqld </text:p>
      <text:p text:style-name="P46">sudo mysqld_safe --skip-grant-tables --skip-networking &amp; </text:p>
      <text:p text:style-name="P45"><text:span text:style-name="T25">mysql -u root </text:span><text:tab/></text:p>
      <text:p text:style-name="P46">mysql&gt; FLUSH PRIVILEGES;</text:p>
      <text:p text:style-name="P46">mysql&gt; SET PASSWORD FOR root@'localhost' = PASSWORD('cartlc');</text:p>
      <text:p text:style-name="P31">Ultimately found from /var/log/mysql/error.log that there were TWO mysqld running. Had to kill one.</text:p>
      <text:p text:style-name="P14">Jeff did:</text:p>
      <text:list xml:id="list8912293255902664677" text:style-name="L1">
        <text:list-item>
          <text:p text:style-name="P65">Added mysql port 3306 to the security group which will allow remote connections.</text:p>
        </text:list-item>
        <text:list-item>
          <text:p text:style-name="P65"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 text:style-name="P65">Looking at the user accounts (logging into mysql from the SSH terminal, and ran 'select* from mysql.user'), I verified the current mysql user login permissions - local machine and/or remotely.<text:line-break/>Users &amp; access privileges:<text:line-break/>root :  localhost only<text:line-break/><text:soft-page-break/>cartlc : localhost &amp; remote access<text:line-break/>admin : remote only<text:line-break/>phpmyadmin : localhost only</text:p>
        </text:list-item>
      </text:list>
      <text:p text:style-name="P8"><text:line-break/></text:p>
      <text:p text:style-name="P14"/>
      <text:p text:style-name="P26"><text:span text:style-name="T17">AWS</text:span> </text:p>
      <text:p text:style-name="P33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3"><text:span text:style-name="Source_20_Text"><text:span text:style-name="T7">Account: 915506122745</text:span></text:span></text:p>
      <text:p text:style-name="P35"><text:a xlink:type="simple" xlink:href="http://13.58.198.91/"><text:span text:style-name="Source_20_Text"><text:span text:style-name="T8">http://13.58.198.91</text:span></text:span></text:a></text:p>
      <text:p text:style-name="P25"><text:a xlink:type="simple" xlink:href="http://fleettlc.arqnetworks.com/"><text:span text:style-name="T19">http://fleettlc.arqnetworks.com</text:span></text:a></text:p>
      <text:p text:style-name="P20"/>
      <text:p text:style-name="P11">Allowing the outside world to reach 13.58.198.91:</text:p>
      <text:p text:style-name="P12">Added a security group to the instance with inbounds rules such that it allowed traffic from all sources.</text:p>
      <text:h text:style-name="P71" text:outline-level="2">Play Setup:</text:h>
      <text:p text:style-name="P13">SBT:</text:p>
      <text:p text:style-name="P19">echo "deb https://dl.bintray.com/sbt/debian /" | sudo tee -a /etc/apt/sources.list.d/sbt.list </text:p>
      <text:p text:style-name="P19">sudo apt-key adv --keyserver hkp://keyserver.ubuntu.com:80 --recv 2EE0EA64E40A89B84B2DF73499E82A75642AC823 </text:p>
      <text:p text:style-name="P19">sudo apt-get update </text:p>
      <text:p text:style-name="P19">sudo apt-get install sbt </text:p>
      <text:p text:style-name="P19"/>
      <text:h text:style-name="P69" text:outline-level="3">Apache</text:h>
      <text:p text:style-name="P40"><text:s/></text:p>
      <text:p text:style-name="P40">Running as proxy only for port :80 </text:p>
      <text:p text:style-name="P40">redirecting all traffic to port :9000</text:p>
      <text:p text:style-name="P40"/>
      <text:p text:style-name="P40"><text:span text:style-name="T24">For</text:span> /etc/apache2/sites-available/000-default.conf</text:p>
      <text:p text:style-name="P40">This was added:</text:p>
      <text:p text:style-name="P40"/>
      <text:p text:style-name="P39">LoadModule proxy_module modules/mod_proxy.so</text:p>
      <text:p text:style-name="P41">LoadModule proxy_http_module modules/mod_proxy_http.so</text:p>
      <text:p text:style-name="P41"/>
      <text:p text:style-name="P41">&lt;VirtualHost *:80&gt;</text:p>
      <text:p text:style-name="P41"><text:tab/>...</text:p>
      <text:p text:style-name="P41"><text:tab/><text:bookmark-start text:name="__DdeLink__327_1282433638"/>ProxyPreserveHost On</text:p>
      <text:p text:style-name="P42"><text:s text:c="6"/>ProxyPassMatch ^/phpmyadmin ! </text:p>
      <text:p text:style-name="P41"><text:tab/>ProxyPass / http://127.0.0.1:9000/</text:p>
      <text:p text:style-name="P41"><text:tab/>ProxyPassReverse / http://127.0.0.1:9000/<text:bookmark-end text:name="__DdeLink__327_1282433638"/></text:p>
      <text:p text:style-name="P41">&lt;/VirtualHost&gt;</text:p>
      <text:p text:style-name="P47"/>
      <text:p text:style-name="P59">In order to get that going the following needed to be done:</text:p>
      <text:p text:style-name="P59"/>
      <text:p text:style-name="P9"><text:soft-page-break/>sudo a2enmod proxy<text:tab/></text:p>
      <text:p text:style-name="P48">sudo a2enmod proxy_http</text:p>
      <text:p text:style-name="P48"><text:bookmark-start text:name="__DdeLink__260_1574904855"/>sudo service apache2 restart<text:bookmark-end text:name="__DdeLink__260_1574904855"/></text:p>
      <text:p text:style-name="P48"/>
      <text:h text:style-name="Heading_20_3" text:outline-level="3"><text:span text:style-name="T26">MySQL </text:span>Database Setup</text:h>
      <text:p text:style-name="P36">Created a database within phpmyadmin with latin1_swedish_ci</text:p>
      <text:p text:style-name="P36"/>
      <text:p text:style-name="P60">mysql&gt; <text:bookmark-start text:name="__DdeLink__685_1574904855"/>GRANT ALL PRIVILEGES ON cartlc.* TO 'cartlc'@'%' IDENTIFIED BY 'cart<text:span text:style-name="T28">lc</text:span>' WITH GRANT OPTION;</text:p>
      <text:p text:style-name="P60">GRANT ALL PRIVILEGES</text:p>
      <text:p text:style-name="P60">ON cartlc.*</text:p>
      <text:p text:style-name="P60">TO 'cart<text:span text:style-name="T28">lc</text:span>'@'%'</text:p>
      <text:p text:style-name="P43">IDENTIFIED BY 'cart<text:span text:style-name="T28">lc</text:span>';<text:bookmark-end text:name="__DdeLink__685_1574904855"/></text:p>
      <text:p text:style-name="P43"/>
      <text:p text:style-name="P43"/>
      <text:p text:style-name="P53">vi /etc/apache2/conf-available/phpmyadmin.conf</text:p>
      <text:p text:style-name="P53">Added 'AllowOveride All' line beneath 'DirectoryIndex' index.php line</text:p>
      <text:p text:style-name="P53">sudo systemctl restart apache2</text:p>
      <text:p text:style-name="P53"/>
      <text:p text:style-name="P57">Created /usr/share/phpmyadmin/.htaccess</text:p>
      <text:p text:style-name="P53"/>
      <text:p text:style-name="P53"><text:span text:style-name="Source_20_Text"><text:span text:style-name="T12">AuthType Basic</text:span></text:span></text:p>
      <text:p text:style-name="P61"><text:span text:style-name="Source_20_Text"><text:span text:style-name="T12">AuthName "Restricted Files"</text:span></text:span></text:p>
      <text:p text:style-name="P61"><text:span text:style-name="Source_20_Text"><text:span text:style-name="T12">AuthUserFile /etc/phpmyadmin/.htpasswd</text:span></text:span></text:p>
      <text:p text:style-name="P62"><text:span text:style-name="Source_20_Text"><text:span text:style-name="T12">Require valid-user</text:span></text:span></text:p>
      <text:p text:style-name="P64"/>
      <text:p text:style-name="P64"><text:span text:style-name="T22">s</text:span><text:span text:style-name="T23">udo htpasswd -c /etc/phpmyadmin/.htpasswd cartlc</text:span></text:p>
      <text:p text:style-name="P62"><text:span text:style-name="Source_20_Text"><text:span text:style-name="T13">p/w: cartcl</text:span></text:span></text:p>
      <text:p text:style-name="P62"/>
      <text:p text:style-name="P63"><text:span text:style-name="Source_20_Text"><text:span text:style-name="T14">THIS INSTALLS ANOTHER PASSWORD: cartlc/cartlc</text:span></text:span></text:p>
      <text:p text:style-name="P53"/>
      <text:p text:style-name="P50">===</text:p>
      <text:p text:style-name="P49">Added these lines to the .bashrc:</text:p>
      <text:p text:style-name="P54"/>
      <text:p text:style-name="P54">APPLICATION_SECRET="=nIQLAt2&gt;&lt;hOkf@;2tf[I\`rhKrtNk2IyhQJbXhCsi04BX[Jd&gt;TFdAoEm@nQoK16=" </text:p>
      <text:p text:style-name="P54">export APPLICATION_SECRET </text:p>
      <text:p text:style-name="P54"/>
      <text:p text:style-name="P54">ACTIVE=~/server/active/play-0.0.1-SNAPSHOT/bin/play </text:p>
      <text:p text:style-name="P54">alias run-server="$ACTIVE -Dplay.evolutions.db.default.autoApply=true -Dplay.evolutions.db.default.autoApplyDowns=true -Dplay -Dplay.crypto.secret='${APPLICATION_SECRET}'" </text:p>
      <text:p text:style-name="P54"/>
      <text:p text:style-name="P49"><text:span text:style-name="T27">alias kill-server='kill `cat ./server/active/play-0.0.1-SNAPSHOT/RUNNING_PID`</text:span>' </text:p>
      <text:p text:style-name="P49"/>
      <text:p text:style-name="P50">===</text:p>
      <text:p text:style-name="P50"/>
      <text:p text:style-name="P50">From within phpmyadmin I did an IMPORT of create_tables.sql</text:p>
      <text:p text:style-name="P51">Before this I could not see phpmyadmin database.</text:p>
      <text:p text:style-name="P50"/>
      <text:p text:style-name="P50"><text:soft-page-break/></text:p>
      <text:h text:style-name="Heading_20_3" text:outline-level="3">Amazon S3</text:h>
      <text:p text:style-name="Text_20_body"/>
      <text:p text:style-name="P21">IAM User: cartlc-download</text:p>
      <text:p text:style-name="P21">AmazonS3FullAccess</text:p>
      <text:p text:style-name="P21">Access Key ID: AKIAI4M5MQRVOJXQGHFA</text:p>
      <text:p text:style-name="P21">Secret Access ID: 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</text:p>
      <text:p text:style-name="P22">Bucket: fleettlc (US East Ohio)</text:p>
      <text:p text:style-name="P23">https://console.aws.amazon.com/cognito/home</text:p>
      <text:p text:style-name="P23">Manage Federated Identities</text:p>
      <text:p text:style-name="P23">FleetTLC</text:p>
      <text:p text:style-name="P23">Enable access to unauthenticated identities</text:p>
      <text:p text:style-name="P23">Allow</text:p>
      <text:p text:style-name="P14">"us-east-2:389282dd-de71-4849-a68b-2b126b3de5f3"</text:p>
      <text:p text:style-name="P14">Back in AmazonS3FullAccess attach this polity to all the users, especially: Cognito_FleetTLCUnauth_Role</text:p>
      <text:p text:style-name="P15"/>
      <text:p text:style-name="P56">~/.aws/credentials:</text:p>
      <text:p text:style-name="P52"><text:bookmark-start text:name="__DdeLink__1394_738102038"/>[default] </text:p>
      <text:p text:style-name="P55">aws_access_key_id = AKIAI4M5MQRVOJXQGHFA </text:p>
      <text:p text:style-name="P55">aws_secret_access_key = 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<text:bookmark-end text:name="__DdeLink__1394_738102038"/></text:p>
      <text:p text:style-name="P52"/>
      <text:p text:style-name="P56">~/.aws/config:</text:p>
      <text:p text:style-name="P52"/>
      <text:p text:style-name="P52">[default] </text:p>
      <text:p text:style-name="P52">region = us-east-2 </text:p>
      <text:p text:style-name="P52"/>
      <text:p text:style-name="P58"/>
      <text:p text:style-name="P14"/>
      <text:h text:style-name="Heading_20_3" text:outline-level="3"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>https://www.digitalocean.com/</text:a></text:p>
      <text:p text:style-name="Text_20_body"/>
      <text:h text:style-name="P70" text:outline-level="3">REBOOT</text:h>
      <text:p text:style-name="P66">Added the following line in /etc/crontab:</text:p>
      <text:p text:style-name="P66">@reboot <text:span text:style-name="T29">ubuntu</text:span> /home/ubuntu/bin/run_server</text:p>
      <text:p text:style-name="P67">The run_server script can be found in server/admin/scri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arial" svg:font-family="arial, sans-serif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4.2.8.2$Linux_X86_64 LibreOffice_project/420m0$Build-2</meta:generator>
    <dc:date>2017-06-13T15:50:27.551634102</dc:date>
    <meta:editing-duration>P2DT16H7M49S</meta:editing-duration>
    <meta:editing-cycles>49</meta:editing-cycles>
    <meta:document-statistic meta:table-count="0" meta:image-count="0" meta:object-count="0" meta:page-count="5" meta:paragraph-count="139" meta:word-count="603" meta:character-count="5142" meta:non-whitespace-character-count="4639"/>
  </office:meta>
</office:document-meta>
</file>